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2f4" officeooo:paragraph-rsid="000892f4"/>
    </style:style>
    <style:style style:name="P2" style:family="paragraph" style:parent-style-name="Standard">
      <style:text-properties fo:font-style="normal" officeooo:rsid="000892f4" officeooo:paragraph-rsid="000892f4" style:font-style-asian="normal" style:font-style-complex="normal"/>
    </style:style>
    <style:style style:name="P3" style:family="paragraph" style:parent-style-name="Standard">
      <style:text-properties officeooo:paragraph-rsid="000892f4"/>
    </style:style>
    <style:style style:name="P4" style:family="paragraph" style:parent-style-name="Standard">
      <style:text-properties fo:font-weight="bold" officeooo:rsid="000892f4" officeooo:paragraph-rsid="000892f4" style:font-weight-asian="bold" style:font-weight-complex="bold"/>
    </style:style>
    <style:style style:name="P5" style:family="paragraph" style:parent-style-name="Standard">
      <style:text-properties fo:font-weight="bold" officeooo:rsid="000a2bc9" officeooo:paragraph-rsid="000a2bc9" style:font-weight-asian="bold" style:font-weight-complex="bold"/>
    </style:style>
    <style:style style:name="P6" style:family="paragraph" style:parent-style-name="Standard">
      <style:text-properties fo:font-weight="bold" officeooo:rsid="000abe6d" officeooo:paragraph-rsid="000abe6d" style:font-weight-asian="bold" style:font-weight-complex="bold"/>
    </style:style>
    <style:style style:name="P7" style:family="paragraph" style:parent-style-name="Standard">
      <style:text-properties fo:font-weight="bold" officeooo:rsid="000c31c2" officeooo:paragraph-rsid="000c31c2" style:font-weight-asian="bold" style:font-weight-complex="bold"/>
    </style:style>
    <style:style style:name="P8" style:family="paragraph" style:parent-style-name="Standard">
      <style:text-properties officeooo:rsid="000a2bc9" officeooo:paragraph-rsid="000a2bc9"/>
    </style:style>
    <style:style style:name="P9" style:family="paragraph" style:parent-style-name="Standard">
      <style:text-properties officeooo:rsid="000abe6d" officeooo:paragraph-rsid="000abe6d"/>
    </style:style>
    <style:style style:name="P10" style:family="paragraph" style:parent-style-name="Standard">
      <style:text-properties officeooo:rsid="000c31c2" officeooo:paragraph-rsid="000c31c2"/>
    </style:style>
    <style:style style:name="P11" style:family="paragraph" style:parent-style-name="Standard">
      <style:text-properties officeooo:rsid="000c31c2" officeooo:paragraph-rsid="000d1b36"/>
    </style:style>
    <style:style style:name="P12" style:family="paragraph" style:parent-style-name="Standard">
      <style:text-properties officeooo:rsid="000d1b36" officeooo:paragraph-rsid="000d1b36"/>
    </style:style>
    <style:style style:name="P13" style:family="paragraph" style:parent-style-name="Standard">
      <style:text-properties officeooo:rsid="000ec01b" officeooo:paragraph-rsid="000ec01b"/>
    </style:style>
    <style:style style:name="P14" style:family="paragraph" style:parent-style-name="Standard">
      <style:text-properties officeooo:rsid="000ec01b" officeooo:paragraph-rsid="000f76f3"/>
    </style:style>
    <style:style style:name="P15" style:family="paragraph" style:parent-style-name="Standard">
      <style:text-properties officeooo:paragraph-rsid="000f76f3"/>
    </style:style>
    <style:style style:name="P16" style:family="paragraph" style:parent-style-name="Standard">
      <style:text-properties style:text-underline-style="solid" style:text-underline-width="auto" style:text-underline-color="font-color" officeooo:rsid="000ec01b" officeooo:paragraph-rsid="000ec01b"/>
    </style:style>
    <style:style style:name="P17" style:family="paragraph" style:parent-style-name="Standard">
      <style:text-properties style:text-underline-style="none" fo:font-weight="normal" officeooo:rsid="000f76f3" officeooo:paragraph-rsid="000f76f3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0f76f3" officeooo:paragraph-rsid="000f76f3" style:font-weight-asian="bold" style:font-weight-complex="bold"/>
    </style:style>
    <style:style style:name="P19" style:family="paragraph" style:parent-style-name="Standard">
      <style:text-properties fo:font-weight="normal" officeooo:rsid="000ec01b" officeooo:paragraph-rsid="0013e7c7" style:font-weight-asian="normal" style:font-weight-complex="normal"/>
    </style:style>
    <style:style style:name="P20" style:family="paragraph" style:parent-style-name="Standard">
      <style:text-properties fo:font-size="12pt" style:text-underline-style="none" fo:font-weight="bold" officeooo:rsid="0013e7c7" officeooo:paragraph-rsid="0013e7c7" style:font-weight-asian="bold" style:font-weight-complex="bold"/>
    </style:style>
    <style:style style:name="P21" style:family="paragraph" style:parent-style-name="Standard">
      <style:text-properties fo:font-size="12pt" style:text-underline-style="none" fo:font-weight="bold" officeooo:rsid="0013e7c7" officeooo:paragraph-rsid="00163f95" style:font-weight-asian="bold" style:font-weight-complex="bold"/>
    </style:style>
    <style:style style:name="P22" style:family="paragraph" style:parent-style-name="Standard">
      <style:text-properties fo:font-size="12pt" style:text-underline-style="none" fo:font-weight="normal" officeooo:rsid="000ec01b" officeooo:paragraph-rsid="001c2a91" style:font-weight-asian="normal" style:font-weight-complex="normal"/>
    </style:style>
    <style:style style:name="P23" style:family="paragraph" style:parent-style-name="Standard">
      <style:text-properties fo:font-size="12pt" style:text-underline-style="none" fo:font-weight="normal" officeooo:rsid="000ec01b" officeooo:paragraph-rsid="001db140" style:font-weight-asian="normal" style:font-weight-complex="normal"/>
    </style:style>
    <style:style style:name="P24" style:family="paragraph" style:parent-style-name="Standard">
      <style:text-properties fo:font-size="12pt" style:text-underline-style="none" fo:font-weight="normal" officeooo:rsid="000ec01b" officeooo:paragraph-rsid="00208937" style:font-weight-asian="normal" style:font-weight-complex="normal"/>
    </style:style>
    <style:style style:name="P25" style:family="paragraph" style:parent-style-name="Standard">
      <style:text-properties fo:font-size="12pt" style:text-underline-style="none" fo:font-weight="normal" officeooo:rsid="001c2a91" officeooo:paragraph-rsid="001c2a91" style:font-weight-asian="normal" style:font-weight-complex="normal"/>
    </style:style>
    <style:style style:name="P26" style:family="paragraph" style:parent-style-name="Standard">
      <style:text-properties fo:font-size="12pt" style:text-underline-style="none" fo:font-weight="normal" officeooo:rsid="001db140" officeooo:paragraph-rsid="001db140" style:font-weight-asian="normal" style:font-weight-complex="normal"/>
    </style:style>
    <style:style style:name="P27" style:family="paragraph" style:parent-style-name="Standard">
      <style:text-properties fo:font-size="12pt" style:text-underline-style="none" fo:font-weight="normal" officeooo:rsid="001db140" officeooo:paragraph-rsid="001f01f4" style:font-weight-asian="normal" style:font-weight-complex="normal"/>
    </style:style>
    <style:style style:name="P28" style:family="paragraph" style:parent-style-name="Standard">
      <style:text-properties fo:font-size="12pt" style:text-underline-style="none" fo:font-weight="normal" officeooo:rsid="00208937" officeooo:paragraph-rsid="00208937" style:font-weight-asian="normal" style:font-weight-complex="normal"/>
    </style:style>
    <style:style style:name="P29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style="normal" officeooo:rsid="000892f4" officeooo:paragraph-rsid="000892f4" style:font-style-asian="normal" style:font-style-complex="normal"/>
    </style:style>
    <style:style style:name="P30" style:family="paragraph" style:parent-style-name="Standard">
      <style:paragraph-properties fo:text-align="center" style:justify-single-word="false"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size="24pt" fo:font-weight="bold" officeooo:rsid="000f76f3" officeooo:paragraph-rsid="000f76f3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0c31c2" officeooo:paragraph-rsid="000c31c2" style:font-weight-asian="bold" style:font-weight-complex="bold"/>
    </style:style>
    <style:style style:name="P32" style:family="paragraph" style:parent-style-name="Standard">
      <style:paragraph-properties fo:break-before="page"/>
      <style:text-properties officeooo:rsid="000ec01b" officeooo:paragraph-rsid="000f76f3"/>
    </style:style>
    <style:style style:name="P33" style:family="paragraph" style:parent-style-name="Standard">
      <style:paragraph-properties fo:break-before="page"/>
      <style:text-properties officeooo:rsid="000ec01b" officeooo:paragraph-rsid="00106ebd"/>
    </style:style>
    <style:style style:name="P34" style:family="paragraph" style:parent-style-name="Standard">
      <style:paragraph-properties fo:break-before="page"/>
      <style:text-properties fo:font-weight="normal" officeooo:rsid="000ec01b" officeooo:paragraph-rsid="0013e7c7" style:font-weight-asian="normal" style:font-weight-complex="normal"/>
    </style:style>
    <style:style style:name="P35" style:family="paragraph" style:parent-style-name="Standard">
      <style:paragraph-properties fo:break-before="page"/>
      <style:text-properties fo:font-size="12pt" style:text-underline-style="none" fo:font-weight="normal" officeooo:rsid="000ec01b" officeooo:paragraph-rsid="001c2a91" style:font-weight-asian="normal" style:font-weight-complex="normal"/>
    </style:style>
    <style:style style:name="P36" style:family="paragraph" style:parent-style-name="Standard">
      <style:paragraph-properties fo:break-before="page"/>
      <style:text-properties fo:font-size="12pt" style:text-underline-style="none" fo:font-weight="normal" officeooo:rsid="000ec01b" officeooo:paragraph-rsid="001db140" style:font-weight-asian="normal" style:font-weight-complex="normal"/>
    </style:style>
    <style:style style:name="P37" style:family="paragraph" style:parent-style-name="Standard">
      <style:paragraph-properties fo:break-before="page"/>
      <style:text-properties fo:font-size="12pt" style:text-underline-style="none" fo:font-weight="normal" officeooo:rsid="000ec01b" officeooo:paragraph-rsid="00208937" style:font-weight-asian="normal" style:font-weight-complex="normal"/>
    </style:style>
    <style:style style:name="P38" style:family="paragraph" style:parent-style-name="Standard">
      <style:paragraph-properties fo:break-before="page"/>
      <style:text-properties fo:font-size="12pt" style:text-underline-style="none" fo:font-weight="normal" officeooo:rsid="001db140" officeooo:paragraph-rsid="001f01f4" style:font-weight-asian="normal" style:font-weight-complex="normal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officeooo:paragraph-rsid="000a2bc9"/>
    </style:style>
    <style:style style:name="P41" style:family="paragraph" style:parent-style-name="Text_20_body">
      <style:text-properties fo:font-weight="normal" officeooo:rsid="000a2bc9" officeooo:paragraph-rsid="000a2bc9" style:font-weight-asian="normal" style:font-weight-complex="normal"/>
    </style:style>
    <style:style style:name="P42" style:family="paragraph" style:parent-style-name="Text_20_body">
      <style:text-properties fo:font-weight="normal" officeooo:rsid="00106ebd" officeooo:paragraph-rsid="001258ee" style:font-weight-asian="normal" style:font-weight-complex="normal"/>
    </style:style>
    <style:style style:name="P43" style:family="paragraph" style:parent-style-name="Text_20_body">
      <style:text-properties fo:font-weight="normal" officeooo:rsid="001258ee" officeooo:paragraph-rsid="001258ee" style:font-weight-asian="normal" style:font-weight-complex="normal"/>
    </style:style>
    <style:style style:name="P44" style:family="paragraph" style:parent-style-name="Text_20_body">
      <style:text-properties officeooo:rsid="000f76f3" officeooo:paragraph-rsid="000f76f3"/>
    </style:style>
    <style:style style:name="P45" style:family="paragraph" style:parent-style-name="Text_20_body">
      <style:text-properties officeooo:rsid="000f76f3" officeooo:paragraph-rsid="000fd88c"/>
    </style:style>
    <style:style style:name="P46" style:family="paragraph" style:parent-style-name="Text_20_body">
      <style:text-properties officeooo:rsid="000f76f3" officeooo:paragraph-rsid="0013e7c7"/>
    </style:style>
    <style:style style:name="P47" style:family="paragraph" style:parent-style-name="Text_20_body">
      <style:text-properties officeooo:rsid="000f76f3" officeooo:paragraph-rsid="00163f95"/>
    </style:style>
    <style:style style:name="P48" style:family="paragraph" style:parent-style-name="Text_20_body">
      <style:text-properties officeooo:rsid="000fd88c" officeooo:paragraph-rsid="000fd88c"/>
    </style:style>
    <style:style style:name="P49" style:family="paragraph" style:parent-style-name="Text_20_body">
      <style:text-properties officeooo:rsid="00106ebd" officeooo:paragraph-rsid="00106ebd"/>
    </style:style>
    <style:style style:name="P50" style:family="paragraph" style:parent-style-name="Text_20_body">
      <style:text-properties officeooo:rsid="00106ebd" officeooo:paragraph-rsid="0010723c"/>
    </style:style>
    <style:style style:name="P51" style:family="paragraph" style:parent-style-name="Text_20_body">
      <style:text-properties fo:font-size="12pt" style:text-underline-style="none" fo:font-weight="bold" officeooo:rsid="0013e7c7" officeooo:paragraph-rsid="0013e7c7" style:font-weight-asian="bold" style:font-weight-complex="bold"/>
    </style:style>
    <style:style style:name="P52" style:family="paragraph" style:parent-style-name="Text_20_body">
      <style:text-properties fo:font-size="12pt" style:text-underline-style="none" fo:font-weight="bold" officeooo:rsid="0013e7c7" officeooo:paragraph-rsid="00163f95" style:font-weight-asian="bold" style:font-weight-complex="bold"/>
    </style:style>
    <style:style style:name="P53" style:family="paragraph" style:parent-style-name="Text_20_body">
      <style:text-properties fo:font-size="12pt" style:text-underline-style="none" fo:font-weight="bold" officeooo:rsid="00159387" officeooo:paragraph-rsid="00159387" style:font-weight-asian="bold" style:font-weight-complex="bold"/>
    </style:style>
    <style:style style:name="P54" style:family="paragraph" style:parent-style-name="Text_20_body">
      <style:text-properties fo:font-size="12pt" style:text-underline-style="none" fo:font-weight="bold" officeooo:rsid="00159387" officeooo:paragraph-rsid="00163f95" style:font-weight-asian="bold" style:font-weight-complex="bold"/>
    </style:style>
    <style:style style:name="P55" style:family="paragraph" style:parent-style-name="Text_20_body">
      <style:paragraph-properties fo:break-before="page"/>
    </style:style>
    <style:style style:name="P56" style:family="paragraph" style:parent-style-name="Text_20_body">
      <style:paragraph-properties fo:break-before="page"/>
      <style:text-properties officeooo:rsid="000f76f3" officeooo:paragraph-rsid="000fd88c"/>
    </style:style>
    <style:style style:name="P57" style:family="paragraph" style:parent-style-name="Text_20_body">
      <style:paragraph-properties fo:break-before="page"/>
      <style:text-properties fo:font-weight="bold" officeooo:rsid="00106ebd" officeooo:paragraph-rsid="00106ebd" style:font-weight-asian="bold" style:font-weight-complex="bold"/>
    </style:style>
    <style:style style:name="P58" style:family="paragraph" style:parent-style-name="Text_20_body">
      <style:paragraph-properties fo:break-before="page"/>
      <style:text-properties fo:font-weight="bold" officeooo:rsid="00106ebd" officeooo:paragraph-rsid="001258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92f4" style:font-weight-asian="bold" style:font-weight-complex="bold"/>
    </style:style>
    <style:style style:name="T3" style:family="text">
      <style:text-properties officeooo:rsid="000892f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officeooo:rsid="000892f4" style:font-style-asian="normal" style:font-style-complex="normal"/>
    </style:style>
    <style:style style:name="T6" style:family="text">
      <style:text-properties officeooo:rsid="00093b00"/>
    </style:style>
    <style:style style:name="T7" style:family="text">
      <style:text-properties officeooo:rsid="000d1b36"/>
    </style:style>
    <style:style style:name="T8" style:family="text">
      <style:text-properties officeooo:rsid="000f76f3"/>
    </style:style>
    <style:style style:name="T9" style:family="text">
      <style:text-properties fo:font-size="22pt" style:text-underline-style="solid" style:text-underline-width="auto" style:text-underline-color="font-color" fo:font-weight="bold" officeooo:rsid="000f76f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f76f3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0fd88c"/>
    </style:style>
    <style:style style:name="T13" style:family="text">
      <style:text-properties style:text-line-through-style="none" style:text-line-through-type="none" fo:font-weight="bold" style:font-weight-asian="bold" style:font-weight-complex="bold"/>
    </style:style>
    <style:style style:name="T14" style:family="text">
      <style:text-properties style:text-line-through-style="none" style:text-line-through-type="none" fo:font-weight="bold" officeooo:rsid="000fd88c" style:font-weight-asian="bold" style:font-weight-complex="bold"/>
    </style:style>
    <style:style style:name="T15" style:family="text">
      <style:text-properties style:text-line-through-style="none" style:text-line-through-type="none" fo:font-weight="bold" officeooo:rsid="000f76f3" style:font-weight-asian="bold" style:font-weight-complex="bold"/>
    </style:style>
    <style:style style:name="T16" style:family="text">
      <style:text-properties style:text-line-through-style="none" style:text-line-through-type="none" fo:font-weight="bold" officeooo:rsid="001f01f4" style:font-weight-asian="bold" style:font-weight-complex="bold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f76f3"/>
    </style:style>
    <style:style style:name="T18" style:family="text">
      <style:text-properties style:text-line-through-style="none" style:text-line-through-type="none" fo:font-size="22pt" style:text-underline-style="solid" style:text-underline-width="auto" style:text-underline-color="font-color" fo:font-weight="bold" officeooo:rsid="000f76f3" style:font-weight-asian="bold" style:font-weight-complex="bold"/>
    </style:style>
    <style:style style:name="T19" style:family="text">
      <style:text-properties style:text-line-through-style="none" style:text-line-through-type="none" fo:font-size="22pt" style:text-underline-style="solid" style:text-underline-width="auto" style:text-underline-color="font-color" fo:font-weight="bold" officeooo:rsid="00106ebd" style:font-weight-asian="bold" style:font-weight-complex="bold"/>
    </style:style>
    <style:style style:name="T20" style:family="text">
      <style:text-properties style:text-line-through-style="none" style:text-line-through-type="none" fo:font-size="22pt" style:text-underline-style="solid" style:text-underline-width="auto" style:text-underline-color="font-color" fo:font-weight="bold" officeooo:rsid="0013e7c7" style:font-weight-asian="bold" style:font-weight-complex="bold"/>
    </style:style>
    <style:style style:name="T21" style:family="text">
      <style:text-properties style:text-line-through-style="none" style:text-line-through-type="none" fo:font-size="22pt" style:text-underline-style="solid" style:text-underline-width="auto" style:text-underline-color="font-color" fo:font-weight="bold" officeooo:rsid="001c2a91" style:font-weight-asian="bold" style:font-weight-complex="bold"/>
    </style:style>
    <style:style style:name="T22" style:family="text">
      <style:text-properties style:text-line-through-style="none" style:text-line-through-type="none" fo:font-size="22pt" style:text-underline-style="solid" style:text-underline-width="auto" style:text-underline-color="font-color" fo:font-weight="bold" officeooo:rsid="001db140" style:font-weight-asian="bold" style:font-weight-complex="bold"/>
    </style:style>
    <style:style style:name="T23" style:family="text">
      <style:text-properties style:text-line-through-style="none" style:text-line-through-type="none" fo:font-size="22pt" style:text-underline-style="solid" style:text-underline-width="auto" style:text-underline-color="font-color" fo:font-weight="bold" officeooo:rsid="00208937" style:font-weight-asian="bold" style:font-weight-complex="bold"/>
    </style:style>
    <style:style style:name="T24" style:family="text">
      <style:text-properties style:text-line-through-style="none" style:text-line-through-type="none" fo:font-size="22pt" fo:font-weight="bold" officeooo:rsid="000f76f3" style:font-weight-asian="bold" style:font-weight-complex="bold"/>
    </style:style>
    <style:style style:name="T25" style:family="text">
      <style:text-properties style:text-line-through-style="none" style:text-line-through-type="none" officeooo:rsid="000f76f3"/>
    </style:style>
    <style:style style:name="T26" style:family="text">
      <style:text-properties style:text-line-through-style="none" style:text-line-through-type="none" fo:font-weight="normal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0fd88c" style:font-weight-asian="normal" style:font-weight-complex="normal"/>
    </style:style>
    <style:style style:name="T28" style:family="text">
      <style:text-properties style:text-line-through-style="none" style:text-line-through-type="none" fo:font-weight="normal" officeooo:rsid="00159387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163f95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193fe1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1c2a91" style:font-weight-asian="normal" style:font-weight-complex="normal"/>
    </style:style>
    <style:style style:name="T32" style:family="text">
      <style:text-properties style:text-line-through-style="none" style:text-line-through-type="none" fo:font-size="12pt" style:text-underline-style="none" fo:font-weight="normal" style:font-weight-asian="normal" style:font-weight-complex="normal"/>
    </style:style>
    <style:style style:name="T33" style:family="text">
      <style:text-properties style:text-line-through-style="none" style:text-line-through-type="none" fo:font-size="12pt" style:text-underline-style="none" fo:font-weight="normal" officeooo:rsid="00163f95" style:font-weight-asian="normal" style:font-weight-complex="normal"/>
    </style:style>
    <style:style style:name="T34" style:family="text">
      <style:text-properties style:text-line-through-style="none" style:text-line-through-type="none" fo:font-size="12pt" style:text-underline-style="none" fo:font-weight="normal" officeooo:rsid="0018344a" style:font-weight-asian="normal" style:font-weight-complex="normal"/>
    </style:style>
    <style:style style:name="T35" style:family="text">
      <style:text-properties style:text-line-through-style="none" style:text-line-through-type="none" officeooo:rsid="00163f95"/>
    </style:style>
    <style:style style:name="T36" style:family="text">
      <style:text-properties style:text-line-through-style="none" style:text-line-through-type="none" officeooo:rsid="001f01f4"/>
    </style:style>
    <style:style style:name="T37" style:family="text">
      <style:text-properties officeooo:rsid="000fd88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258ee" style:font-weight-asian="normal" style:font-weight-complex="normal"/>
    </style:style>
    <style:style style:name="T40" style:family="text">
      <style:text-properties officeooo:rsid="001258ee"/>
    </style:style>
    <style:style style:name="T41" style:family="text">
      <style:text-properties officeooo:rsid="0013e7c7"/>
    </style:style>
    <style:style style:name="T42" style:family="text">
      <style:text-properties officeooo:rsid="00163f9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0">Lab 1 : Kubernetes cluster</text:p>
      <text:p text:style-name="P4">Step 1: Prerequisties Setup </text:p>
      <text:p text:style-name="P1"/>
      <text:p text:style-name="P1">On node1 </text:p>
      <text:p text:style-name="P1"># yum install vim -y </text:p>
      <text:p text:style-name="P1"># hostname master </text:p>
      <text:p text:style-name="P1"># echo 127.0.0.1 <text:s/>master &gt;&gt; /<text:span text:style-name="T4">etc/hosts</text:span></text:p>
      <text:p text:style-name="P1"><text:span text:style-name="T4"/></text:p>
      <text:p text:style-name="P2">logout and login to check the hostname setup on the master machine </text:p>
      <text:p text:style-name="P2"/>
      <text:p text:style-name="P1">On node2</text:p>
      <text:p text:style-name="P1"># yum install vim -y </text:p>
      <text:p text:style-name="P1"># hostname worker1 </text:p>
      <text:p text:style-name="P1"># echo 127.0.0.1 <text:s/>worker1 &gt;&gt; /<text:span text:style-name="T4">etc/hosts</text:span></text:p>
      <text:p text:style-name="P1"><text:span text:style-name="T4"/></text:p>
      <text:p text:style-name="P2">logout and login to check the hostname setup on the worker1 machine </text:p>
      <text:p text:style-name="P2"/>
      <text:p text:style-name="P1">On node3</text:p>
      <text:p text:style-name="P1"># yum install vim -y </text:p>
      <text:p text:style-name="P1"># hostname worker2 </text:p>
      <text:p text:style-name="P1"># echo 127.0.0.1 <text:s/>worker2 &gt;&gt; /<text:span text:style-name="T4">etc/hosts</text:span></text:p>
      <text:p text:style-name="P1"><text:span text:style-name="T4"/></text:p>
      <text:p text:style-name="P2">logout and login to check the hostname setup on the worker2 machine </text:p>
      <text:p text:style-name="P29"/>
      <text:p text:style-name="P2"/>
      <text:p text:style-name="P3"><text:span text:style-name="T2">Step 2: </text:span><text:span text:style-name="T1">Install Docker CE</text:span></text:p>
      <text:p text:style-name="P3">Set up the repository <text:span text:style-name="T3">and </text:span><text:span text:style-name="T5">Install required packages.</text:span></text:p>
      <text:p text:style-name="Standard"/>
      <text:p text:style-name="Standard"><text:span text:style-name="T3"># </text:span>yum install yum-utils device-mapper-persistent-data lvm2</text:p>
      <text:p text:style-name="Standard"><text:span text:style-name="T3"># </text:span>yum-config-manager <text:s text:c="2"/>--add-repo <text:s text:c="2"/>https://download.docker.com/linux/centos/docker-ce.repo</text:p>
      <text:p text:style-name="Standard"/>
      <text:p text:style-name="Standard">Install Docker CE.</text:p>
      <text:p text:style-name="Standard"><text:span text:style-name="T6"># </text:span>yum update &amp;&amp; yum install docker-ce-18.06.2.ce</text:p>
      <text:p text:style-name="Standard"/>
      <text:p text:style-name="Standard"># Restart Docker</text:p>
      <text:p text:style-name="Standard">systemctl daemon-reload</text:p>
      <text:p text:style-name="Standard">systemctl restart docker</text:p>
      <text:p text:style-name="P8">systemctl enable docker</text:p>
      <text:p text:style-name="P8"/>
      <text:p text:style-name="P5">Step 3: Install kubeadm</text:p>
      <text:p text:style-name="P41">You will install these packages on all of your machines:</text:p>
      <text:list xml:id="list3255851731" text:style-name="L1">
        <text:list-item>
          <text:p text:style-name="P40"><text:span text:style-name="Source_20_Text">kubeadm</text:span>: the command to bootstrap the cluster.</text:p>
        </text:list-item>
        <text:list-item>
          <text:p text:style-name="P40"><text:span text:style-name="Source_20_Text">kubelet</text:span>: the component that runs on all of the machines in your cluster and does things like starting pods and containers.</text:p>
        </text:list-item>
        <text:list-item>
          <text:p text:style-name="P39"><text:span text:style-name="Source_20_Text">kubectl</text:span>: the command line util to talk to your cluster.</text:p>
        </text:list-item>
      </text:list>
      <text:p text:style-name="Text_20_body"/>
      <text:p text:style-name="P55"/>
      <text:p text:style-name="P5"/>
      <text:p text:style-name="P8"># cat &lt;&lt;EOF &gt; /etc/yum.repos.d/kubernetes.repo</text:p>
      <text:p text:style-name="P8">[kubernetes]</text:p>
      <text:p text:style-name="P8">name=Kubernetes</text:p>
      <text:p text:style-name="P8">baseurl=https://packages.cloud.google.com/yum/repos/kubernetes-el7-x86_64</text:p>
      <text:p text:style-name="P8">enabled=1</text:p>
      <text:p text:style-name="P8">gpgcheck=1</text:p>
      <text:p text:style-name="P8">repo_gpgcheck=1</text:p>
      <text:p text:style-name="P8">gpgkey=https://packages.cloud.google.com/yum/doc/yum-key.gpg https://packages.cloud.google.com/yum/doc/rpm-package-key.gpg</text:p>
      <text:p text:style-name="P8">EOF</text:p>
      <text:p text:style-name="P8"/>
      <text:p text:style-name="P8"># yum install -y kubelet kubeadm kubectl --disableexcludes=kubernetes</text:p>
      <text:p text:style-name="P8"/>
      <text:p text:style-name="P8"># systemctl enable --now kubelet</text:p>
      <text:p text:style-name="P8"/>
      <text:p text:style-name="P6">Step 4: Enable Net packet fowarding</text:p>
      <text:p text:style-name="P9">Some users on RHEL/CentOS 7 have reported issues with traffic being routed incorrectly due to iptables being bypassed. You should ensure <text:span text:style-name="Source_20_Text">net.bridge.bridge-nf-call-iptables</text:span> is set to 1 in your <text:span text:style-name="Source_20_Text">sysctl</text:span> config, e.g.</text:p>
      <text:p text:style-name="P9"/>
      <text:p text:style-name="P9"># cat &lt;&lt;EOF &gt; <text:s/>/etc/sysctl.d/k8s.conf</text:p>
      <text:p text:style-name="P9">net.bridge.bridge-nf-call-ip6tables = 1</text:p>
      <text:p text:style-name="P9">net.bridge.bridge-nf-call-iptables = 1</text:p>
      <text:p text:style-name="P9">EOF</text:p>
      <text:p text:style-name="P9"/>
      <text:p text:style-name="P9"># sysctl –system</text:p>
      <text:p text:style-name="P9"/>
      <text:p text:style-name="P7">Step 5: Setup master node</text:p>
      <text:p text:style-name="P10">The control-plane node is the machine where the control plane components run, including etcd (the cluster database) and the API server (which the kubectl CLI communicates with).</text:p>
      <text:p text:style-name="P10"/>
      <text:p text:style-name="P10"># kubeadm init <text:s/>--pod-network-cidr=192.16.0.0/16 </text:p>
      <text:p text:style-name="P10"/>
      <text:p text:style-name="P10">To make kubectl work for your non-root user, run these commands, which are also part of the kubeadm init output:</text:p>
      <text:p text:style-name="P10"/>
      <text:p text:style-name="P10"># mkdir -p $HOME/.kube</text:p>
      <text:p text:style-name="P10"># sudo cp -i /etc/kubernetes/admin.conf $HOME/.kube/config</text:p>
      <text:p text:style-name="P10"># sudo chown $(id -u):$(id -g) $HOME/.kube/config</text:p>
      <text:p text:style-name="P10"/>
      <text:p text:style-name="P7">Step 6: Enable Network CNI</text:p>
      <text:p text:style-name="P10">We are using calico to setup the pod cluster network</text:p>
      <text:p text:style-name="P10"/>
      <text:p text:style-name="P10"># kubectl apply -f <text:a xlink:type="simple" xlink:href="https://docs.projectcalico.org/v3.8/manifests/calico.yaml" text:style-name="Internet_20_link" text:visited-style-name="Visited_20_Internet_20_Link">https://docs.projectcalico.org/v3.8/manifests/calico.yaml</text:a></text:p>
      <text:p text:style-name="P10"/>
      <text:p text:style-name="P10"/>
      <text:p text:style-name="P31">Step 7: Adding worker node</text:p>
      <text:p text:style-name="P11">Run the following command on the master node to generate command to add worker on the master node.</text:p>
      <text:p text:style-name="P11"/>
      <text:p text:style-name="P11"><text:span text:style-name="T7"># </text:span>kubeadm token create --print-join-command</text:p>
      <text:p text:style-name="P11"><text:span text:style-name="T7">copy the ouput </text:span></text:p>
      <text:p text:style-name="P11"><text:line-break/><text:span text:style-name="T7">Now login into each worker node and paste the command.</text:span></text:p>
      <text:p text:style-name="P12">Once done, login back to the master node and run the following command to check the cluster staus </text:p>
      <text:p text:style-name="P12"/>
      <text:p text:style-name="P12"># kubectl get nodes </text:p>
      <text:p text:style-name="P12"/>
      <text:p text:style-name="P13">You should be able to see all three nodes in ready state.</text:p>
      <text:p text:style-name="P14">Congrats you have successfully deployed the kubernetes cluster using kubeadm.</text:p>
      <text:p text:style-name="P14"><text:span text:style-name="T10"/></text:p>
      <text:p text:style-name="P32"><text:span text:style-name="T10"><text:s text:c="49"/></text:span><text:span text:style-name="T9">Lab 2: Pods lab <text:s text:c="38"/></text:span></text:p>
      <text:p text:style-name="P16"/>
      <text:p text:style-name="P18">Step 1: Namespace</text:p>
      <text:p text:style-name="P17">Create a name space with the name new-ns with the manifest file</text:p>
      <text:p text:style-name="P17"># vim ns.yml</text:p>
      <text:p text:style-name="P15"/>
      <text:p text:style-name="P15">apiVersion: v1</text:p>
      <text:p text:style-name="P15">kind: Namespace</text:p>
      <text:p text:style-name="P15"/>
      <text:p text:style-name="P15">metadata:</text:p>
      <text:p text:style-name="P15"><text:s text:c="2"/>name: <text:span text:style-name="T8">new</text:span>-ns</text:p>
      <text:p text:style-name="P44"/>
      <text:p text:style-name="P44">save and quit the file<text:line-break/># kubectl create -f ns.yml<text:line-break/># kubectl get ns </text:p>
      <text:p text:style-name="P44"><text:span text:style-name="T1"/></text:p>
      <text:p text:style-name="P44"><text:span text:style-name="T1">Step 2: Pod</text:span> <text:line-break/>Create a pod name pod-data with the manifest file in the new-ns namespace <text:span text:style-name="T37">with nginx image</text:span></text:p>
      <text:p text:style-name="P44"># vim pod.yml</text:p>
      <text:p text:style-name="P44">apiVersion: v1</text:p>
      <text:p text:style-name="P44">kind: Pod</text:p>
      <text:p text:style-name="P44">metadata:</text:p>
      <text:p text:style-name="P44"><text:s text:c="2"/>name: pod1</text:p>
      <text:p text:style-name="P44"><text:s text:c="2"/>namespace: new-ns</text:p>
      <text:p text:style-name="P44">spec:</text:p>
      <text:p text:style-name="P44"><text:s text:c="2"/>containers:</text:p>
      <text:p text:style-name="P44"><text:s text:c="4"/>- name: cont1</text:p>
      <text:p text:style-name="P44"><text:s text:c="6"/>image: nginx</text:p>
      <text:p text:style-name="P44">save and quit the file<text:line-break/># kubectl create -f pod.yml<text:line-break/># kubectl get pods <text:s/><text:span text:style-name="T11">- n new-ns</text:span></text:p>
      <text:p text:style-name="P45"><text:span text:style-name="T11"><text:line-break/></text:span></text:p>
      <text:p text:style-name="P56"><text:span text:style-name="T14">Step 3: Pod with label</text:span><text:span text:style-name="T12"><text:line-break/>Create a pod named pod2 with label env=test with redis image</text:span></text:p>
      <text:p text:style-name="P45"># vim pod.yml</text:p>
      <text:p text:style-name="P45">apiVersion: v1</text:p>
      <text:p text:style-name="P45">kind: Pod</text:p>
      <text:p text:style-name="P45">metadata:</text:p>
      <text:p text:style-name="P45"><text:s text:c="2"/>name: pod<text:span text:style-name="T37">2</text:span></text:p>
      <text:p text:style-name="P45"><text:s text:c="2"/><text:span text:style-name="T37">labels:</text:span></text:p>
      <text:p text:style-name="P45"><text:s text:c="4"/><text:span text:style-name="T37">env: test</text:span></text:p>
      <text:p text:style-name="P45"><text:s text:c="2"/>spec:</text:p>
      <text:p text:style-name="P45"><text:s text:c="2"/>containers:</text:p>
      <text:p text:style-name="P45"><text:s text:c="4"/>- name: cont1</text:p>
      <text:p text:style-name="P45"><text:span text:style-name="T11"><text:s text:c="6"/>image: </text:span><text:span text:style-name="T12">redis</text:span></text:p>
      <text:p text:style-name="P48"><text:span text:style-name="T11">save and quit the file<text:line-break/># kubectl create -f pod2.yml<text:line-break/># kubectl get pods -o wide <text:line-break/># kubectl get pods –show-labels<text:line-break/></text:span></text:p>
      <text:p text:style-name="P48"><text:span text:style-name="T11"/></text:p>
      <text:p text:style-name="P33"><text:span text:style-name="T17"><text:s text:c="49"/></text:span><text:span text:style-name="T18">Lab </text:span><text:span text:style-name="T19">3</text:span><text:span text:style-name="T18">: </text:span><text:span text:style-name="T19">Replica’s</text:span><text:span text:style-name="T18"> <text:s text:c="33"/></text:span></text:p>
      <text:p text:style-name="P48"><text:span text:style-name="T11"/></text:p>
      <text:p text:style-name="P49"><text:span text:style-name="T1">Step 1: <text:s/>RC</text:span><text:line-break/>Setup a replica controller rc1 with 3 replicas and the pod selector to be env=prod</text:p>
      <text:p text:style-name="P49"># vim rc.yml</text:p>
      <text:p text:style-name="P49">apiVersion: v1</text:p>
      <text:p text:style-name="P49">kind: ReplicationController</text:p>
      <text:p text:style-name="P49">metadata:</text:p>
      <text:p text:style-name="P49"><text:s text:c="2"/>name: rc1</text:p>
      <text:p text:style-name="P49">spec:</text:p>
      <text:p text:style-name="P49"><text:s text:c="2"/>replicas: 3</text:p>
      <text:p text:style-name="P49"><text:s text:c="2"/>selector:</text:p>
      <text:p text:style-name="P49"><text:s text:c="4"/>env: prod</text:p>
      <text:p text:style-name="P49"><text:s text:c="2"/>template:</text:p>
      <text:p text:style-name="P49"><text:s text:c="4"/>metadata:</text:p>
      <text:p text:style-name="P49"><text:s text:c="6"/>labels:</text:p>
      <text:p text:style-name="P49"><text:s text:c="8"/>env: prod</text:p>
      <text:p text:style-name="P49"><text:s text:c="4"/>spec:</text:p>
      <text:p text:style-name="P49"><text:s text:c="6"/>containers:</text:p>
      <text:p text:style-name="P49"><text:s text:c="6"/>- name: cont1</text:p>
      <text:p text:style-name="P49"><text:s text:c="8"/>image: nginx</text:p>
      <text:p text:style-name="P49"/>
      <text:p text:style-name="P50">save and quit the file</text:p>
      <text:p text:style-name="P50"><text:line-break/># kubectl create -f rc.yml</text:p>
      <text:p text:style-name="P50"><text:line-break/># kubectl get rc</text:p>
      <text:p text:style-name="P50"><text:line-break/># kubectl get pods -o wide </text:p>
      <text:p text:style-name="P57">Step 2: ReplicaSet<text:line-break/><text:span text:style-name="T38">Create a Replica set rs1 with 3 replicas and two pod selection as env = test or env = prod </text:span></text:p>
      <text:p text:style-name="P49"># vim rs.yml</text:p>
      <text:p text:style-name="P49">apiVersion: apps/v1</text:p>
      <text:p text:style-name="P49">kind: ReplicaSet</text:p>
      <text:p text:style-name="P49">metadata:</text:p>
      <text:p text:style-name="P49"><text:s text:c="2"/>name: rs1</text:p>
      <text:p text:style-name="P49">spec:</text:p>
      <text:p text:style-name="P49"><text:s text:c="2"/>replicas: 3</text:p>
      <text:p text:style-name="P49"><text:s text:c="2"/>selector:</text:p>
      <text:p text:style-name="P49"><text:s text:c="4"/>matchExpressions:</text:p>
      <text:p text:style-name="P49"><text:s text:c="6"/>- key: env</text:p>
      <text:p text:style-name="P49"><text:s text:c="8"/>operator: In</text:p>
      <text:p text:style-name="P49"><text:s text:c="8"/>values:</text:p>
      <text:p text:style-name="P49"><text:s text:c="10"/>- prod</text:p>
      <text:p text:style-name="P49"><text:s text:c="10"/>- test</text:p>
      <text:p text:style-name="P49"><text:s text:c="2"/>template:</text:p>
      <text:p text:style-name="P49"><text:s text:c="4"/>metadata:</text:p>
      <text:p text:style-name="P49"><text:s text:c="6"/>labels:</text:p>
      <text:p text:style-name="P49"><text:s text:c="8"/>env: prod</text:p>
      <text:p text:style-name="P49"><text:s text:c="4"/>spec:</text:p>
      <text:p text:style-name="P49"><text:s text:c="6"/>containers:</text:p>
      <text:p text:style-name="P49"><text:s text:c="6"/>- name: cont1</text:p>
      <text:p text:style-name="P49"><text:s text:c="8"/>image: nginx</text:p>
      <text:p text:style-name="P49"/>
      <text:p text:style-name="P49">save and quit the file</text:p>
      <text:p text:style-name="P49"><text:line-break/># kubectl create -f rs.yml</text:p>
      <text:p text:style-name="P49"><text:line-break/># kubectl get rs </text:p>
      <text:p text:style-name="P49"><text:line-break/># kubectl get pods</text:p>
      <text:p text:style-name="P58">Step <text:span text:style-name="T40">3</text:span>: <text:span text:style-name="T40">DaemonSet<text:line-break/></text:span><text:span text:style-name="T39">Create the daemonset and see it’s operation</text:span></text:p>
      <text:p text:style-name="P43"># vim ds.yaml</text:p>
      <text:p text:style-name="P42">apiVersion: apps/v1</text:p>
      <text:p text:style-name="P42">kind: DaemonSet</text:p>
      <text:p text:style-name="P42">metadata:</text:p>
      <text:p text:style-name="P42"><text:s text:c="2"/>name: ds1</text:p>
      <text:p text:style-name="P42">spec:</text:p>
      <text:p text:style-name="P42"><text:s text:c="2"/>selector:</text:p>
      <text:p text:style-name="P42"><text:s text:c="4"/>matchLabels:</text:p>
      <text:p text:style-name="P42"><text:s text:c="6"/>abc: xyz</text:p>
      <text:p text:style-name="P42"><text:s text:c="2"/>template:</text:p>
      <text:p text:style-name="P42"><text:s text:c="4"/>metadata:</text:p>
      <text:p text:style-name="P42"><text:s text:c="6"/>labels:</text:p>
      <text:p text:style-name="P42"><text:s text:c="8"/>abc: xyz</text:p>
      <text:p text:style-name="P42"><text:s text:c="4"/>spec:</text:p>
      <text:p text:style-name="P42"><text:s text:c="6"/>containers:</text:p>
      <text:p text:style-name="P42"><text:s text:c="6"/>- name: newcont</text:p>
      <text:p text:style-name="P42"><text:s text:c="8"/>image: nginx</text:p>
      <text:p text:style-name="P42"/>
      <text:p text:style-name="P43">save and quit the file</text:p>
      <text:p text:style-name="P43"># kubectl create -f ds.yml</text:p>
      <text:p text:style-name="P43"># kubectl get daemonset</text:p>
      <text:p text:style-name="P43"># kubectl get pods -o wide </text:p>
      <text:p text:style-name="P43"/>
      <text:p text:style-name="P43"/>
      <text:p text:style-name="P34"><text:span text:style-name="T17"><text:s text:c="49"/></text:span><text:span text:style-name="T18">Lab </text:span><text:span text:style-name="T19">3</text:span><text:span text:style-name="T18">: </text:span><text:span text:style-name="T20">Services</text:span><text:span text:style-name="T18"> <text:s text:c="32"/></text:span></text:p>
      <text:p text:style-name="P19"><text:span text:style-name="T18"/></text:p>
      <text:p text:style-name="P20"><text:span text:style-name="T25">S</text:span><text:span text:style-name="T11">tep 1: ClusterIP Service<text:line-break/></text:span><text:span text:style-name="T26">Create a pod with label new=old and nginx image and expose it with clusterIP service on port 8080</text:span></text:p>
      <text:p text:style-name="P20"><text:span text:style-name="T26"/></text:p>
      <text:p text:style-name="P20"><text:span text:style-name="T26"># vim l3pod.yml</text:span></text:p>
      <text:p text:style-name="P20"><text:span text:style-name="T26"/></text:p>
      <text:p text:style-name="P46">apiVersion: v1<text:line-break/>kind: Pod<text:line-break/>metadata:<text:line-break/> <text:s/>name: <text:span text:style-name="T41">l3pod<text:line-break/></text:span> <text:s/><text:span text:style-name="T37">labels:<text:line-break/></text:span> <text:s text:c="3"/><text:span text:style-name="T41">new: old<text:line-break/>s</text:span>pec:<text:line-break/> <text:s/>containers:<text:line-break/> <text:s text:c="3"/>- name: cont1<text:line-break/><text:span text:style-name="T32"> <text:s text:c="5"/>image: </text:span><text:span text:style-name="T34">nginx</text:span></text:p>
      <text:p text:style-name="P51"><text:span text:style-name="T27">S</text:span><text:span text:style-name="T26">ave and quit the file</text:span></text:p>
      <text:p text:style-name="P51"><text:span text:style-name="T26"># kubectl create -f l3pod.yml<text:line-break/># kubectl get pods -o wide </text:span></text:p>
      <text:p text:style-name="P51"><text:span text:style-name="T26"># vim cip.yml</text:span></text:p>
      <text:p text:style-name="P51"><text:span text:style-name="T26">apiVersion: v1 </text:span></text:p>
      <text:p text:style-name="P51"><text:span text:style-name="T26">kind: Service </text:span></text:p>
      <text:p text:style-name="P51"><text:span text:style-name="T26">metadata:</text:span></text:p>
      <text:p text:style-name="P51"><text:span text:style-name="T26"><text:s text:c="2"/>name: cipservice</text:span></text:p>
      <text:p text:style-name="P51"><text:span text:style-name="T26">spec:</text:span></text:p>
      <text:p text:style-name="P51"><text:span text:style-name="T26"><text:s text:c="2"/>type: ClusterIP</text:span></text:p>
      <text:p text:style-name="P51"><text:span text:style-name="T26"><text:s text:c="2"/>selector:</text:span></text:p>
      <text:p text:style-name="P51"><text:span text:style-name="T26"><text:s text:c="4"/>new: old</text:span></text:p>
      <text:p text:style-name="P51"><text:span text:style-name="T26"><text:s text:c="2"/>ports:</text:span></text:p>
      <text:p text:style-name="P51"><text:span text:style-name="T26"><text:s text:c="4"/>- name: port1</text:span></text:p>
      <text:p text:style-name="P51"><text:span text:style-name="T26"><text:s text:c="6"/></text:span><text:span text:style-name="T28">port: 8080</text:span></text:p>
      <text:p text:style-name="P51"><text:span text:style-name="T28"><text:s text:c="6"/>TargetPort: 80</text:span></text:p>
      <text:p text:style-name="P53"><text:span text:style-name="T26">save and quit the file<text:line-break/># kubectl create -f cip.yml</text:span></text:p>
      <text:p text:style-name="P53"><text:span text:style-name="T26"># kubectl get svc</text:span></text:p>
      <text:p text:style-name="P53"><text:span text:style-name="T26"># curl &lt;serviceipaddress&gt;</text:span></text:p>
      <text:p text:style-name="P21"><text:soft-page-break/><text:span text:style-name="T25">S</text:span><text:span text:style-name="T11">tep 1: </text:span><text:span text:style-name="T35">NodePort </text:span><text:span text:style-name="T11">Service<text:line-break/></text:span><text:span text:style-name="T26">Create a pod with label </text:span><text:span text:style-name="T29">old</text:span><text:span text:style-name="T26">=</text:span><text:span text:style-name="T29">new</text:span><text:span text:style-name="T26"> and nginx image and expose it with clusterIP service on port 8080 </text:span><text:span text:style-name="T29">and node port 32080</text:span></text:p>
      <text:p text:style-name="P21"><text:span text:style-name="T26"/></text:p>
      <text:p text:style-name="P21"><text:span text:style-name="T26"># vim l3po</text:span><text:span text:style-name="T29">dy</text:span><text:span text:style-name="T26">.yml</text:span></text:p>
      <text:p text:style-name="P21"><text:span text:style-name="T26"/></text:p>
      <text:p text:style-name="P47">apiVersion: v1<text:line-break/>kind: Pod<text:line-break/>metadata:<text:line-break/> <text:s/>name: <text:span text:style-name="T41">l3pody<text:line-break/></text:span> <text:s/><text:span text:style-name="T37">labels:<text:line-break/></text:span> <text:s text:c="3"/><text:span text:style-name="T42">old: new<text:line-break/>s</text:span>pec:<text:line-break/> <text:s/>containers:<text:line-break/> <text:s text:c="3"/>- name: cont1<text:line-break/><text:span text:style-name="T32"> <text:s text:c="5"/>image: </text:span><text:span text:style-name="T33">nginx</text:span></text:p>
      <text:p text:style-name="P52"><text:span text:style-name="T27">S</text:span><text:span text:style-name="T26">ave and quit the file</text:span></text:p>
      <text:p text:style-name="P52"><text:span text:style-name="T26"># kubectl create -f l3pod.yml<text:line-break/># kubectl get pods -o wide </text:span></text:p>
      <text:p text:style-name="P52"><text:span text:style-name="T26"># vim </text:span><text:span text:style-name="T31">n</text:span><text:span text:style-name="T26">ip.yml</text:span></text:p>
      <text:p text:style-name="P52"><text:span text:style-name="T26">apiVersion: v1 </text:span></text:p>
      <text:p text:style-name="P52"><text:span text:style-name="T26">kind: Service </text:span></text:p>
      <text:p text:style-name="P52"><text:span text:style-name="T26">metadata:</text:span></text:p>
      <text:p text:style-name="P52"><text:span text:style-name="T26"><text:s text:c="2"/>name: cipservice</text:span></text:p>
      <text:p text:style-name="P52"><text:span text:style-name="T26">spec:</text:span></text:p>
      <text:p text:style-name="P52"><text:span text:style-name="T26"><text:s text:c="2"/>type: </text:span><text:span text:style-name="T30">NodePort</text:span></text:p>
      <text:p text:style-name="P52"><text:span text:style-name="T26"><text:s text:c="2"/>selector:</text:span></text:p>
      <text:p text:style-name="P52"><text:span text:style-name="T26"><text:s text:c="4"/>new: old</text:span></text:p>
      <text:p text:style-name="P52"><text:span text:style-name="T26"><text:s text:c="2"/>ports:</text:span></text:p>
      <text:p text:style-name="P52"><text:span text:style-name="T26"><text:s text:c="4"/>- name: port1</text:span></text:p>
      <text:p text:style-name="P52"><text:span text:style-name="T26"><text:s text:c="6"/></text:span><text:span text:style-name="T28">port: 8080</text:span></text:p>
      <text:p text:style-name="P52"><text:span text:style-name="T28"><text:s text:c="6"/>TargetPort: 80</text:span></text:p>
      <text:p text:style-name="P52"><text:span text:style-name="T28"><text:s text:c="6"/></text:span><text:span text:style-name="T30"><text:s/>nodePort: 32080</text:span></text:p>
      <text:p text:style-name="P54"><text:span text:style-name="T26">save and quit the file<text:line-break/># kubectl create -f </text:span><text:span text:style-name="T31">n</text:span><text:span text:style-name="T26">ip.yml</text:span></text:p>
      <text:p text:style-name="P54"><text:span text:style-name="T26"># kubectl get svc</text:span></text:p>
      <text:p text:style-name="P54"><text:span text:style-name="T30">Open your desktop brower and access </text:span><text:a xlink:type="simple" xlink:href="http://mastereip/" text:style-name="Internet_20_link" text:visited-style-name="Visited_20_Internet_20_Link"><text:span text:style-name="T30">http://mastereip</text:span></text:a><text:span text:style-name="T30">:32080</text:span></text:p>
      <text:p text:style-name="P35"><text:span text:style-name="T17"><text:s text:c="49"/></text:span><text:span text:style-name="T18">Lab </text:span><text:span text:style-name="T21">4</text:span><text:span text:style-name="T18">: </text:span><text:span text:style-name="T20">S</text:span><text:span text:style-name="T21">torages</text:span><text:span text:style-name="T18"> <text:s text:c="32"/></text:span></text:p>
      <text:p text:style-name="P22"><text:span text:style-name="T18"/></text:p>
      <text:p text:style-name="P25"><text:span text:style-name="T15">S</text:span><text:span text:style-name="T13">tep 1: Host path Volume<text:line-break/></text:span><text:span text:style-name="T11">Create a host path volume to mount /data directory into /vishal of the container</text:span></text:p>
      <text:p text:style-name="P25"><text:span text:style-name="T11"/></text:p>
      <text:p text:style-name="P25"><text:span text:style-name="T11"># vim l4pod.yml</text:span></text:p>
      <text:p text:style-name="P25"><text:span text:style-name="T13"/></text:p>
      <text:p text:style-name="P25"><text:span text:style-name="T11">apiVersion: v1 <text:line-break/>kind: Pod <text:line-break/></text:span></text:p>
      <text:p text:style-name="P25"><text:span text:style-name="T11">metadata:<text:line-break/> <text:s/>name: pod3</text:span></text:p>
      <text:p text:style-name="P25"><text:span text:style-name="T11"/></text:p>
      <text:p text:style-name="P25"><text:span text:style-name="T11">spec:</text:span></text:p>
      <text:p text:style-name="P25"><text:span text:style-name="T11"><text:s text:c="2"/>containers:</text:span></text:p>
      <text:p text:style-name="P25"><text:span text:style-name="T11"><text:s text:c="4"/>- name: cont1</text:span></text:p>
      <text:p text:style-name="P25"><text:span text:style-name="T11"><text:s text:c="6"/>image: nginx </text:span></text:p>
      <text:p text:style-name="P25"><text:span text:style-name="T11"><text:s text:c="6"/>volumeMounts:</text:span></text:p>
      <text:p text:style-name="P25"><text:span text:style-name="T11"><text:s text:c="8"/>- name: vol1</text:span></text:p>
      <text:p text:style-name="P25"><text:span text:style-name="T11"><text:s text:c="10"/>mountPath: /vishal</text:span></text:p>
      <text:p text:style-name="P25"><text:span text:style-name="T11"/></text:p>
      <text:p text:style-name="P25"><text:span text:style-name="T11"><text:s text:c="2"/>volumes:</text:span></text:p>
      <text:p text:style-name="P25"><text:span text:style-name="T11"><text:s text:c="4"/>- name: vol1</text:span></text:p>
      <text:p text:style-name="P25"><text:span text:style-name="T11"><text:s text:c="6"/>hostPath:</text:span></text:p>
      <text:p text:style-name="P25"><text:span text:style-name="T11"><text:s text:c="8"/>path: /data</text:span></text:p>
      <text:p text:style-name="P25"><text:span text:style-name="T11"/></text:p>
      <text:p text:style-name="P25"><text:span text:style-name="T11"># kubectl create -f l4pod.yml<text:line-break/># kubectl get pods </text:span></text:p>
      <text:p text:style-name="P25"><text:span text:style-name="T11"/></text:p>
      <text:p text:style-name="P36"><text:span text:style-name="T17"><text:s text:c="49"/></text:span><text:span text:style-name="T18">Lab </text:span><text:span text:style-name="T22">5</text:span><text:span text:style-name="T18">: </text:span><text:span text:style-name="T22">Injecting Data</text:span><text:span text:style-name="T18"> <text:s text:c="23"/></text:span></text:p>
      <text:p text:style-name="P23"><text:span text:style-name="T24"/></text:p>
      <text:p text:style-name="P26"><text:span text:style-name="T15">S</text:span><text:span text:style-name="T13">tep 1: Configmap<text:line-break/></text:span><text:span text:style-name="T11">Create a config map with name qwe with key value pair to be v1=vishal<text:line-break/>Export this variable in the pod l5pod with environment variable name as username</text:span></text:p>
      <text:p text:style-name="P26"><text:span text:style-name="T11"/></text:p>
      <text:p text:style-name="P26"><text:span text:style-name="T11"># kubectl create configmap qwe --from-literal=v1=vishal</text:span></text:p>
      <text:p text:style-name="P26"><text:span text:style-name="T11"/></text:p>
      <text:p text:style-name="P26"><text:span text:style-name="T11"># kubectl get configmap</text:span></text:p>
      <text:p text:style-name="P26"><text:span text:style-name="T11"/></text:p>
      <text:p text:style-name="P26"><text:span text:style-name="T11"># vim l5pod.yml</text:span></text:p>
      <text:p text:style-name="P26"><text:span text:style-name="T11">apiVersion: v1</text:span></text:p>
      <text:p text:style-name="P26"><text:span text:style-name="T11">kind: Pod</text:span></text:p>
      <text:p text:style-name="P26"><text:span text:style-name="T11"/></text:p>
      <text:p text:style-name="P26"><text:span text:style-name="T11">metadata:</text:span></text:p>
      <text:p text:style-name="P26"><text:span text:style-name="T11"><text:s text:c="2"/>name: l5pod</text:span></text:p>
      <text:p text:style-name="P26"><text:span text:style-name="T11">spec:</text:span></text:p>
      <text:p text:style-name="P26"><text:span text:style-name="T11"><text:s text:c="2"/>containers:</text:span></text:p>
      <text:p text:style-name="P26"><text:span text:style-name="T11"><text:s text:c="4"/>- name: cont1</text:span></text:p>
      <text:p text:style-name="P26"><text:span text:style-name="T11"><text:s text:c="6"/>image: nginx</text:span></text:p>
      <text:p text:style-name="P26"><text:span text:style-name="T11"><text:s text:c="6"/>env:</text:span></text:p>
      <text:p text:style-name="P26"><text:span text:style-name="T11"><text:s text:c="8"/>- name: username</text:span></text:p>
      <text:p text:style-name="P26"><text:span text:style-name="T11"><text:s text:c="10"/>valueFrom:</text:span></text:p>
      <text:p text:style-name="P26"><text:span text:style-name="T11"><text:s text:c="12"/>configMapKeyRef:</text:span></text:p>
      <text:p text:style-name="P26"><text:span text:style-name="T11"><text:s text:c="14"/>name: qwe</text:span></text:p>
      <text:p text:style-name="P26"><text:span text:style-name="T11"><text:s text:c="15"/>key: v1</text:span></text:p>
      <text:p text:style-name="P26"><text:span text:style-name="T11"/></text:p>
      <text:p text:style-name="P26"><text:span text:style-name="T11">save and quit the file</text:span></text:p>
      <text:p text:style-name="P26"><text:span text:style-name="T11"/></text:p>
      <text:p text:style-name="P26"><text:span text:style-name="T11"># kubectl create -f l5pod.yml</text:span></text:p>
      <text:p text:style-name="P26"><text:span text:style-name="T11"/></text:p>
      <text:p text:style-name="P26"><text:span text:style-name="T11"># kubectl get pods -o wide </text:span></text:p>
      <text:p text:style-name="P26"><text:span text:style-name="T11"/></text:p>
      <text:p text:style-name="P26"><text:span text:style-name="T11"># kubectl exec -it pod l5pod </text:span></text:p>
      <text:p text:style-name="P26"><text:span text:style-name="T11"/></text:p>
      <text:p text:style-name="P26"><text:span text:style-name="T11">inside the pod # echo $username</text:span></text:p>
      <text:p text:style-name="P26"><text:span text:style-name="T11">the output should be vishal </text:span></text:p>
      <text:p text:style-name="P26"><text:span text:style-name="T11"/></text:p>
      <text:p text:style-name="P38"><text:span text:style-name="T15">S</text:span><text:span text:style-name="T13">tep </text:span><text:span text:style-name="T16">2</text:span><text:span text:style-name="T13">: </text:span><text:span text:style-name="T16">Secret</text:span><text:span text:style-name="T13"><text:line-break/></text:span><text:span text:style-name="T11">Create a config map with name </text:span><text:span text:style-name="T36">sec1</text:span><text:span text:style-name="T11"> with key value pair to be </text:span><text:span text:style-name="T36">pass=redhat</text:span><text:span text:style-name="T11"><text:line-break/>Export this variable in the pod l5pod with environment variable name as </text:span><text:span text:style-name="T36">password</text:span></text:p>
      <text:p text:style-name="P27"><text:span text:style-name="T11"/></text:p>
      <text:p text:style-name="P27"><text:span text:style-name="T11"># kubectl create </text:span><text:span text:style-name="T36">secret generic</text:span><text:span text:style-name="T11"> </text:span><text:span text:style-name="T36">sec1 </text:span><text:span text:style-name="T11">--from-literal=</text:span><text:span text:style-name="T36">pass</text:span><text:span text:style-name="T11">=</text:span><text:span text:style-name="T36">redhat</text:span></text:p>
      <text:p text:style-name="P27"><text:span text:style-name="T11"/></text:p>
      <text:p text:style-name="P27"><text:span text:style-name="T11"># kubectl get </text:span><text:span text:style-name="T36">secret</text:span></text:p>
      <text:p text:style-name="P27"><text:span text:style-name="T11"/></text:p>
      <text:p text:style-name="P27"><text:span text:style-name="T11"># vim l5pod</text:span><text:span text:style-name="T36">1</text:span><text:span text:style-name="T11">.yml</text:span></text:p>
      <text:p text:style-name="P27"><text:span text:style-name="T11">apiVersion: v1</text:span></text:p>
      <text:p text:style-name="P27"><text:span text:style-name="T11">kind: Pod</text:span></text:p>
      <text:p text:style-name="P27"><text:span text:style-name="T11"/></text:p>
      <text:p text:style-name="P27"><text:span text:style-name="T11">metadata:</text:span></text:p>
      <text:p text:style-name="P27"><text:span text:style-name="T11"><text:s text:c="2"/>name: l5pod</text:span><text:span text:style-name="T36">1</text:span></text:p>
      <text:p text:style-name="P27"><text:span text:style-name="T11">spec:</text:span></text:p>
      <text:p text:style-name="P27"><text:span text:style-name="T11"><text:s text:c="2"/>containers:</text:span></text:p>
      <text:p text:style-name="P27"><text:span text:style-name="T11"><text:s text:c="4"/>- name: cont1</text:span></text:p>
      <text:p text:style-name="P27"><text:span text:style-name="T11"><text:s text:c="6"/>image: nginx</text:span></text:p>
      <text:p text:style-name="P27"><text:span text:style-name="T11"><text:s text:c="6"/>env:</text:span></text:p>
      <text:p text:style-name="P27"><text:span text:style-name="T11"><text:s text:c="8"/>- name: username</text:span></text:p>
      <text:p text:style-name="P27"><text:span text:style-name="T11"><text:s text:c="10"/>valueFrom:</text:span></text:p>
      <text:p text:style-name="P27"><text:span text:style-name="T11"><text:s text:c="12"/></text:span><text:span text:style-name="T36">secret</text:span><text:span text:style-name="T11">KeyRef:</text:span></text:p>
      <text:p text:style-name="P27"><text:span text:style-name="T11"><text:s text:c="14"/>name: </text:span><text:span text:style-name="T36">sec1</text:span></text:p>
      <text:p text:style-name="P27"><text:span text:style-name="T11"><text:s text:c="15"/>key: </text:span><text:span text:style-name="T36">pass</text:span></text:p>
      <text:p text:style-name="P27"><text:span text:style-name="T11"/></text:p>
      <text:p text:style-name="P27"><text:span text:style-name="T11">save and quit the file</text:span></text:p>
      <text:p text:style-name="P27"><text:span text:style-name="T11"/></text:p>
      <text:p text:style-name="P27"><text:span text:style-name="T11"># kubectl create -f l5pod.yml</text:span></text:p>
      <text:p text:style-name="P27"><text:span text:style-name="T11"/></text:p>
      <text:p text:style-name="P27"><text:span text:style-name="T11"># kubectl get pods -o wide </text:span></text:p>
      <text:p text:style-name="P27"><text:span text:style-name="T11"/></text:p>
      <text:p text:style-name="P27"><text:span text:style-name="T11"># kubectl exec -it pod l5pod </text:span></text:p>
      <text:p text:style-name="P27"><text:span text:style-name="T11"/></text:p>
      <text:p text:style-name="P27"><text:span text:style-name="T11">inside the pod # echo $</text:span><text:span text:style-name="T36">password</text:span></text:p>
      <text:p text:style-name="P27"><text:span text:style-name="T11">the output should be </text:span><text:span text:style-name="T36">redhat</text:span></text:p>
      <text:p text:style-name="P37"><text:span text:style-name="T17"><text:s text:c="49"/></text:span><text:span text:style-name="T18">Lab </text:span><text:span text:style-name="T23">6</text:span><text:span text:style-name="T18">: </text:span><text:span text:style-name="T23">Deployment</text:span><text:span text:style-name="T18"> <text:s text:c="23"/></text:span></text:p>
      <text:p text:style-name="P24"><text:span text:style-name="T24"/></text:p>
      <text:p text:style-name="P28"><text:span text:style-name="T15">S</text:span><text:span text:style-name="T13">tep 1: Deployment </text:span></text:p>
      <text:p text:style-name="P28"><text:span text:style-name="T11">Deploy a deployment dp1 with redis image and 3 replicas.</text:span></text:p>
      <text:p text:style-name="P28"><text:span text:style-name="T11"/></text:p>
      <text:p text:style-name="P28"><text:span text:style-name="T11"># vim l6dp.yml</text:span></text:p>
      <text:p text:style-name="P28"><text:span text:style-name="T11"/></text:p>
      <text:p text:style-name="P28"><text:span text:style-name="T11">apiVersion: apps/v1</text:span></text:p>
      <text:p text:style-name="P28"><text:span text:style-name="T11">kind: Deployment</text:span></text:p>
      <text:p text:style-name="P28"><text:span text:style-name="T11">metadata:</text:span></text:p>
      <text:p text:style-name="P28"><text:span text:style-name="T11"><text:s text:c="2"/>name: dp1</text:span></text:p>
      <text:p text:style-name="P28"><text:span text:style-name="T11">spec:</text:span></text:p>
      <text:p text:style-name="P28"><text:span text:style-name="T11"><text:s text:c="2"/>replicas: 3</text:span></text:p>
      <text:p text:style-name="P28"><text:span text:style-name="T11"><text:s text:c="2"/>selector:</text:span></text:p>
      <text:p text:style-name="P28"><text:span text:style-name="T11"><text:s text:c="4"/>matchLabels:</text:span></text:p>
      <text:p text:style-name="P28"><text:span text:style-name="T11"><text:s text:c="6"/>app: redis</text:span></text:p>
      <text:p text:style-name="P28"><text:span text:style-name="T11"><text:s text:c="2"/>template:</text:span></text:p>
      <text:p text:style-name="P28"><text:span text:style-name="T11"><text:s text:c="4"/>metadata:</text:span></text:p>
      <text:p text:style-name="P28"><text:span text:style-name="T11"><text:s text:c="6"/>labels:</text:span></text:p>
      <text:p text:style-name="P28"><text:span text:style-name="T11"><text:s text:c="8"/>app: redis</text:span></text:p>
      <text:p text:style-name="P28"><text:span text:style-name="T11"><text:s text:c="4"/>spec:</text:span></text:p>
      <text:p text:style-name="P28"><text:span text:style-name="T11"><text:s text:c="6"/>containers:</text:span></text:p>
      <text:p text:style-name="P28"><text:span text:style-name="T11"><text:s text:c="6"/>- name: cont1</text:span></text:p>
      <text:p text:style-name="P28"><text:span text:style-name="T11"><text:s text:c="8"/>image: redis</text:span></text:p>
      <text:p text:style-name="P28"><text:span text:style-name="T11"/></text:p>
      <text:p text:style-name="P28"><text:span text:style-name="T11">save and quit the file</text:span></text:p>
      <text:p text:style-name="P28"><text:span text:style-name="T11"/></text:p>
      <text:p text:style-name="P28"><text:span text:style-name="T11"># kubectl create -f l6dp.yml</text:span></text:p>
      <text:p text:style-name="P28"><text:span text:style-name="T11"/></text:p>
      <text:p text:style-name="P28"><text:span text:style-name="T11"># kubectl get deployment </text:span></text:p>
      <text:p text:style-name="P28"><text:span text:style-name="T11"/></text:p>
      <text:p text:style-name="P28"><text:span text:style-name="T11"># kubectl get pods -o wide </text:span></text:p>
      <text:p text:style-name="P2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43:27.456707302</meta:creation-date>
    <dc:date>2021-02-09T23:15:25.713971407</dc:date>
    <meta:editing-duration>PT1H21M4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4" meta:paragraph-count="311" meta:word-count="1357" meta:character-count="9318" meta:non-whitespace-character-count="7112"/>
  </office:meta>
</office:document-meta>
</file>